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7" style:family="paragraph">
      <style:text-properties fo:font-family="'Ubuntu Mono'" style:font-pitch="fixed" fo:font-size="22pt" style:font-size-asian="22pt" style:font-size-complex="22pt"/>
    </style:style>
    <style:style style:name="P8" style:family="paragraph">
      <style:text-properties fo:font-family="'Ubuntu Mono'" style:font-pitch="fixed"/>
    </style:style>
    <style:style style:name="P9" style:family="paragraph">
      <style:text-properties fo:color="#408080" fo:font-family="'Ubuntu Mono'" style:font-pitch="fixed" fo:font-style="italic" style:font-style-asian="italic" style:font-style-complex="italic"/>
    </style:style>
    <style:style style:name="P10" style:family="paragraph">
      <style:text-properties fo:color="#408080" fo:font-family="0" style:font-family-generic="roman" fo:font-style="italic" style:font-style-asian="italic" style:font-style-complex="italic"/>
    </style:style>
    <style:style style:name="P11" style:family="paragraph">
      <style:text-properties fo:font-family="0" style:font-family-generic="roman"/>
    </style:style>
    <style:style style:name="P12" style:family="paragraph">
      <style:text-properties fo:font-family="0" style:font-family-generic="roman"/>
    </style:style>
    <style:style style:name="P13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P14" style:family="paragraph">
      <style:text-properties fo:font-family="'Ubuntu Mono'" style:font-pitch="fixed" fo:font-size="22pt" style:font-size-asian="22pt" style:font-size-complex="22pt"/>
    </style:style>
    <style:style style:name="P15" style:family="paragraph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fo:font-family="'Ubuntu Mono'" style:font-pitch="fixed" fo:font-size="22pt" style:font-size-asian="22pt" style:font-size-complex="22pt"/>
    </style:style>
    <style:style style:name="T5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19177c" fo:font-family="'Ubuntu Mono'" style:font-pitch="fixed" fo:font-size="22pt" style:font-size-asian="22pt" style:font-size-complex="22pt"/>
    </style:style>
    <style:style style:name="T7" style:family="text">
      <style:text-properties fo:color="#666666" fo:font-family="'Ubuntu Mono'" style:font-pitch="fixed" fo:font-size="22pt" style:font-size-asian="22pt" style:font-size-complex="22pt"/>
    </style:style>
    <style:style style:name="T8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bb6688" fo:font-family="'Ubuntu Mono'" style:font-pitch="fixed" fo:font-size="22pt" style:font-size-asian="22pt" style:font-size-complex="22pt"/>
    </style:style>
    <style:style style:name="T10" style:family="text">
      <style:text-properties fo:color="#ba2121" fo:font-family="'Ubuntu Mono'" style:font-pitch="fixed" fo:font-size="22pt" style:font-size-asian="22pt" style:font-size-complex="22pt"/>
    </style:style>
    <style:style style:name="T11" style:family="text">
      <style:text-properties fo:font-family="'Ubuntu Mono'" style:font-pitch="fixed"/>
    </style:style>
    <style:style style:name="T12" style:family="text">
      <style:text-properties fo:color="#0000ff" fo:font-family="'Ubuntu Mono'" style:font-pitch="fixed" fo:font-size="22pt" style:font-size-asian="22pt" style:font-size-complex="22pt"/>
    </style:style>
    <style:style style:name="T13" style:family="text">
      <style:text-properties fo:color="#008000" fo:font-family="'Ubuntu Mono'" style:font-pitch="fixed" fo:font-size="22pt" style:font-size-asian="22pt" style:font-size-complex="22pt"/>
    </style:style>
    <style:style style:name="T14" style:family="text">
      <style:text-properties fo:font-family="'Ubuntu Mono'" style:font-pitch="fixe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family="'Ubuntu Mono'" style:font-pitch="fixed" fo:font-size="22pt" style:font-size-asian="22pt" style:font-size-complex="22pt"/>
    </style:style>
    <style:style style:name="T17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19177c" fo:font-family="'Ubuntu Mono'" style:font-pitch="fixed" fo:font-size="22pt" style:font-size-asian="22pt" style:font-size-complex="22pt"/>
    </style:style>
    <style:style style:name="T19" style:family="text">
      <style:text-properties fo:color="#666666" fo:font-family="'Ubuntu Mono'" style:font-pitch="fixed" fo:font-size="22pt" style:font-size-asian="22pt" style:font-size-complex="22pt"/>
    </style:style>
    <style:style style:name="T20" style:family="text">
      <style:text-properties fo:color="#0000ff" fo:font-family="'Ubuntu Mono'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ff" fo:font-family="'Ubuntu Mono'" style:font-pitch="fixed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ff" fo:font-family="'Ubuntu Mono'" style:font-pitch="fixed" fo:font-size="22pt" style:font-size-asian="22pt" style:font-size-complex="22pt"/>
    </style:style>
    <style:style style:name="T24" style:family="text">
      <style:text-properties fo:color="#19177c" fo:font-family="'Ubuntu Mono'" style:font-pitch="fixed" fo:font-size="22pt" style:font-size-asian="22pt" style:font-size-complex="22pt"/>
    </style:style>
    <style:style style:name="T25" style:family="text">
      <style:text-properties fo:color="#666666" fo:font-family="'Ubuntu Mono'" style:font-pitch="fixed" fo:font-size="22pt" style:font-size-asian="22pt" style:font-size-complex="22pt"/>
    </style:style>
    <style:style style:name="T26" style:family="text">
      <style:text-properties fo:color="#008000" fo:font-family="'Ubuntu Mono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Perl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completely idiomatic</text:span></text:p>
              </text:list-item>
            </text:list>
          </draw:text-box>
        </draw:frame>
        <draw:frame draw:style-name="gr2" draw:layer="layout" svg:width="0.502cm" svg:height="0.962cm" svg:x="-5.4cm" svg:y="5.2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rict – Everything gets done</text:p>
              </text:list-item>
              <text:list-item>
                <text:p>Lazy – Something gets done when needed.</text:p>
              </text:list-item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3" draw:text-style-name="P7" draw:layer="layout" svg:width="11.795cm" svg:height="11.101cm" svg:x="2.423cm" svg:y="8.521cm">
          <draw:text-box>
            <text:p text:style-name="P6"><text:span text:style-name="T4"># while loop</text:span></text:p>
            <text:p text:style-name="P7"><text:span text:style-name="T5">my</text:span><text:span text:style-name="T4"> </text:span><text:span text:style-name="T6">$condition</text:span><text:span text:style-name="T4"> </text:span><text:span text:style-name="T7">=</text:span><text:span text:style-name="T4"> </text:span><text:span text:style-name="T7">1</text:span><text:span text:style-name="T4">;</text:span></text:p>
            <text:p text:style-name="P7"><text:span text:style-name="T5">while</text:span><text:span text:style-name="T4"> (</text:span><text:span text:style-name="T6">$condition</text:span><text:span text:style-name="T4">) {</text:span></text:p>
            <text:p text:style-name="P7"><text:span text:style-name="T4"><text:s text:c="4"/></text:span><text:span text:style-name="T8"># ...</text:span></text:p>
            <text:p text:style-name="P7"><text:span text:style-name="T4"><text:s text:c="4"/></text:span><text:span text:style-name="T6">$condition</text:span><text:span text:style-name="T4"> </text:span><text:span text:style-name="T7">=</text:span><text:span text:style-name="T4"> </text:span><text:span text:style-name="T7">!</text:span><text:span text:style-name="T6">$condition</text:span><text:span text:style-name="T4">;</text:span></text:p>
            <text:p text:style-name="P7"><text:span text:style-name="T4">}</text:span></text:p>
            <text:p text:style-name="P6"><text:span text:style-name="T4"># condition is False</text:span></text:p>
            <text:p text:style-name="P7"><text:span text:style-name="T4"/></text:p>
            <text:p text:style-name="P6"><text:span text:style-name="T4">#how many lines ?</text:span></text:p>
            <text:p text:style-name="P7"><text:span text:style-name="T5">my</text:span><text:span text:style-name="T4"> </text:span><text:span text:style-name="T6">$count</text:span><text:span text:style-name="T4"> </text:span><text:span text:style-name="T7">=</text:span><text:span text:style-name="T4"> </text:span><text:span text:style-name="T7">0</text:span><text:span text:style-name="T4">;</text:span></text:p>
            <text:p text:style-name="P7"><text:span text:style-name="T6">$count</text:span><text:span text:style-name="T7">++</text:span><text:span text:style-name="T4"> </text:span><text:span text:style-name="T5">while</text:span><text:span text:style-name="T4">(</text:span><text:span text:style-name="T9">&lt;STDIN&gt;</text:span><text:span text:style-name="T4">);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style-name="gr3" draw:text-style-name="P7" draw:layer="layout" svg:width="11.407cm" svg:height="9.551cm" svg:x="14.4cm" svg:y="9cm">
          <draw:text-box>
            <text:p text:style-name="P7"><text:span text:style-name="T5">my</text:span><text:span text:style-name="T4"> </text:span><text:span text:style-name="T6">$x</text:span><text:span text:style-name="T4"> </text:span><text:span text:style-name="T7">=</text:span><text:span text:style-name="T4"> </text:span><text:span text:style-name="T7">10</text:span><text:span text:style-name="T4">;</text:span></text:p>
            <text:p text:style-name="P7"><text:span text:style-name="T5">while</text:span><text:span text:style-name="T4"> (</text:span><text:span text:style-name="T6">$x</text:span><text:span text:style-name="T4"> </text:span><text:span text:style-name="T7">&gt;</text:span><text:span text:style-name="T4"> </text:span><text:span text:style-name="T7">0</text:span><text:span text:style-name="T4">) {</text:span></text:p>
            <text:p text:style-name="P7"><text:span text:style-name="T4"><text:s text:c="4"/></text:span><text:span text:style-name="T6">$x</text:span><text:span text:style-name="T7">--</text:span><text:span text:style-name="T4">;</text:span></text:p>
            <text:p text:style-name="P7"><text:span text:style-name="T4">}</text:span></text:p>
            <text:p text:style-name="P6"><text:span text:style-name="T4"># x is 0</text:span></text:p>
            <text:p text:style-name="P7"><text:span text:style-name="T4"/></text:p>
            <text:p text:style-name="P6"><text:span text:style-name="T4"># maybe you're not sure how </text:span></text:p>
            <text:p text:style-name="P6"><text:span text:style-name="T4"># many iterations you need?</text:span></text:p>
            <text:p text:style-name="P7"><text:span text:style-name="T5">my</text:span><text:span text:style-name="T4"> </text:span><text:span text:style-name="T6">$x</text:span><text:span text:style-name="T4"> </text:span><text:span text:style-name="T7">=</text:span><text:span text:style-name="T4"> </text:span><text:span text:style-name="T7">100.0</text:span><text:span text:style-name="T4">;</text:span></text:p>
            <text:p text:style-name="P7"><text:span text:style-name="T5">while</text:span><text:span text:style-name="T4"> (</text:span><text:span text:style-name="T6">$x</text:span><text:span text:style-name="T4"> </text:span><text:span text:style-name="T7">&gt;</text:span><text:span text:style-name="T4"> </text:span><text:span text:style-name="T7">1</text:span><text:span text:style-name="T4">) {</text:span></text:p>
            <text:p text:style-name="P7"><text:span text:style-name="T4"><text:s text:c="4"/></text:span><text:span text:style-name="T6">$x</text:span><text:span text:style-name="T4"> </text:span><text:span text:style-name="T7">/=</text:span><text:span text:style-name="T4"> </text:span><text:span text:style-name="T7">3</text:span><text:span text:style-name="T4">;</text:span></text:p>
            <text:p text:style-name="P7"><text:span text:style-name="T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3" draw:text-style-name="P7" draw:layer="layout" svg:width="15.687cm" svg:height="11.876cm" svg:x="2.6cm" svg:y="8.2cm">
          <draw:text-box>
            <text:p text:style-name="P6"><text:span text:style-name="T4"># for loop</text:span></text:p>
            <text:p text:style-name="P7"><text:span text:style-name="T5">my</text:span><text:span text:style-name="T4"> </text:span><text:span text:style-name="T6">$sum</text:span><text:span text:style-name="T4"> </text:span><text:span text:style-name="T7">=</text:span><text:span text:style-name="T4"> </text:span><text:span text:style-name="T7">0</text:span><text:span text:style-name="T4">;</text:span></text:p>
            <text:p text:style-name="P7"><text:span text:style-name="T5">for</text:span><text:span text:style-name="T4"> </text:span><text:span text:style-name="T5">my</text:span><text:span text:style-name="T4"> </text:span><text:span text:style-name="T6">$i</text:span><text:span text:style-name="T4"> (</text:span><text:span text:style-name="T7">1..9</text:span><text:span text:style-name="T4">) {</text:span></text:p>
            <text:p text:style-name="P7"><text:span text:style-name="T4"><text:s text:c="4"/></text:span><text:span text:style-name="T6">$sum</text:span><text:span text:style-name="T4"> </text:span><text:span text:style-name="T7">+=</text:span><text:span text:style-name="T4"> </text:span><text:span text:style-name="T6">$i</text:span><text:span text:style-name="T4">;</text:span></text:p>
            <text:p text:style-name="P7"><text:span text:style-name="T4">}</text:span></text:p>
            <text:p text:style-name="P6"><text:span text:style-name="T4"># sum is 45</text:span></text:p>
            <text:p text:style-name="P7"><text:span text:style-name="T4"/></text:p>
            <text:p text:style-name="P6"><text:span text:style-name="T4"># for loop</text:span></text:p>
            <text:p text:style-name="P7"><text:span text:style-name="T5">my</text:span><text:span text:style-name="T4"> </text:span><text:span text:style-name="T6">$sum</text:span><text:span text:style-name="T4"> </text:span><text:span text:style-name="T7">=</text:span><text:span text:style-name="T4"> </text:span><text:span text:style-name="T7">0</text:span><text:span text:style-name="T4">;</text:span></text:p>
            <text:p text:style-name="P7"><text:span text:style-name="T5">for</text:span><text:span text:style-name="T4"> ( </text:span><text:span text:style-name="T5">my</text:span><text:span text:style-name="T4"> </text:span><text:span text:style-name="T6">$i</text:span><text:span text:style-name="T4"> </text:span><text:span text:style-name="T7">=</text:span><text:span text:style-name="T4"> </text:span><text:span text:style-name="T7">1</text:span><text:span text:style-name="T4"> ; </text:span><text:span text:style-name="T6">$i</text:span><text:span text:style-name="T4"> </text:span><text:span text:style-name="T7">&lt;</text:span><text:span text:style-name="T4"> </text:span><text:span text:style-name="T7">100000</text:span><text:span text:style-name="T4">; </text:span><text:span text:style-name="T6">$i</text:span><text:span text:style-name="T7">++</text:span><text:span text:style-name="T4"> ) {</text:span></text:p>
            <text:p text:style-name="P7"><text:span text:style-name="T4"><text:s text:c="4"/></text:span><text:span text:style-name="T6">$sum</text:span><text:span text:style-name="T4"> </text:span><text:span text:style-name="T7">+=</text:span><text:span text:style-name="T4"> </text:span><text:span text:style-name="T6">$i</text:span><text:span text:style-name="T4">;</text:span></text:p>
            <text:p text:style-name="P7"><text:span text:style-name="T4">}</text:span></text:p>
            <text:p text:style-name="P6"><text:span text:style-name="T4"># sum is 4 999 950 000</text:span></text:p>
            <text:p text:style-name="P7"><text:span text:style-name="T4"/></text:p>
            <text:p text:style-name="P7"><text:span text:style-name="T4"/></text:p>
          </draw:text-box>
        </draw:frame>
        <draw:frame draw:style-name="gr3" draw:text-style-name="P8" draw:layer="layout" svg:width="11.014cm" svg:height="4.765cm" svg:x="15.701cm" svg:y="8.502cm">
          <draw:text-box>
            <text:p text:style-name="P8"><text:span text:style-name="T5">my</text:span><text:span text:style-name="T4"> </text:span><text:span text:style-name="T6">$s</text:span><text:span text:style-name="T4"> </text:span><text:span text:style-name="T7">=</text:span><text:span text:style-name="T4"> </text:span><text:span text:style-name="T10">""</text:span><text:span text:style-name="T4">;</text:span></text:p>
            <text:p text:style-name="P8"><text:span text:style-name="T5">for</text:span><text:span text:style-name="T4"> </text:span><text:span text:style-name="T5">my</text:span><text:span text:style-name="T4"> </text:span><text:span text:style-name="T6">$elm</text:span><text:span text:style-name="T4"> (</text:span><text:span text:style-name="T10">"a"</text:span><text:span text:style-name="T4">,</text:span><text:span text:style-name="T10">"b"</text:span><text:span text:style-name="T4">,</text:span><text:span text:style-name="T10">"c"</text:span><text:span text:style-name="T4">) {</text:span></text:p>
            <text:p text:style-name="P8"><text:span text:style-name="T4"><text:s text:c="4"/></text:span><text:span text:style-name="T6">$s</text:span><text:span text:style-name="T4"> </text:span><text:span text:style-name="T7">.=</text:span><text:span text:style-name="T4"> </text:span><text:span text:style-name="T6">$elm</text:span><text:span text:style-name="T4">;</text:span></text:p>
            <text:p text:style-name="P8"><text:span text:style-name="T4">}</text:span></text:p>
            <text:p text:style-name="P9"><text:span text:style-name="T4"># s is abc</text:span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7" draw:layer="layout" svg:width="12.575cm" svg:height="8.776cm" svg:x="5.6cm" svg:y="10.6cm">
          <draw:text-box>
            <text:p text:style-name="P10"><text:span text:style-name="T4"># recursive way</text:span></text:p>
            <text:p text:style-name="P11"><text:span text:style-name="T5">sub </text:span><text:span text:style-name="T12">recsum</text:span><text:span text:style-name="T4"> {</text:span></text:p>
            <text:p text:style-name="P11"><text:span text:style-name="T4"><text:s text:c="4"/></text:span><text:span text:style-name="T5">if</text:span><text:span text:style-name="T4"> (</text:span><text:span text:style-name="T6">@_</text:span><text:span text:style-name="T4">) {</text:span></text:p>
            <text:p text:style-name="P11"><text:span text:style-name="T4"><text:s text:c="8"/></text:span><text:span text:style-name="T5">my</text:span><text:span text:style-name="T4"> </text:span><text:span text:style-name="T6">$v</text:span><text:span text:style-name="T4"> </text:span><text:span text:style-name="T7">=</text:span><text:span text:style-name="T4"> </text:span><text:span text:style-name="T13">shift</text:span><text:span text:style-name="T4"> </text:span><text:span text:style-name="T6">@_</text:span><text:span text:style-name="T4">;</text:span></text:p>
            <text:p text:style-name="P11"><text:span text:style-name="T4"><text:s text:c="8"/></text:span><text:span text:style-name="T5">return</text:span><text:span text:style-name="T4"> </text:span><text:span text:style-name="T6">$v</text:span><text:span text:style-name="T4"> </text:span><text:span text:style-name="T7">+</text:span><text:span text:style-name="T4"> recsum(</text:span><text:span text:style-name="T6">@_</text:span><text:span text:style-name="T4">);</text:span></text:p>
            <text:p text:style-name="P11"><text:span text:style-name="T4"><text:s text:c="4"/></text:span><text:span text:style-name="T4">}</text:span></text:p>
            <text:p text:style-name="P11"><text:span text:style-name="T4"><text:s text:c="4"/></text:span><text:span text:style-name="T5">return</text:span><text:span text:style-name="T4"> </text:span><text:span text:style-name="T7">0</text:span><text:span text:style-name="T4">;</text:span></text:p>
            <text:p text:style-name="P11"><text:span text:style-name="T4">}</text:span></text:p>
            <text:p text:style-name="P11"><text:span text:style-name="T4"/></text:p>
            <text:p text:style-name="P11"><text:span text:style-name="T5">print</text:span><text:span text:style-name="T4"> recsum(</text:span><text:span text:style-name="T7">1..10</text:span><text:span text:style-name="T4">);</text:span></text:p>
            <text:p text:style-name="P10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4">next()</text:span> method and <text:span text:style-name="T15">has_next()</text:span></text:p>
                <text:p/>
              </text:list-item>
            </text:list>
          </draw:text-box>
        </draw:frame>
        <draw:frame draw:style-name="gr3" draw:text-style-name="P7" draw:layer="layout" svg:width="19.193cm" svg:height="14.201cm" svg:x="2cm" svg:y="7cm">
          <draw:text-box>
            <text:p text:style-name="P10"><text:span text:style-name="T4"># The OO way</text:span></text:p>
            <text:p text:style-name="P11"><text:span text:style-name="T13">package</text:span><text:span text:style-name="T4"> OnlyEvens;</text:span></text:p>
            <text:p text:style-name="P11"><text:span text:style-name="T5">use</text:span><text:span text:style-name="T4"> Moose;</text:span></text:p>
            <text:p text:style-name="P11"><text:span text:style-name="T4">has seq </text:span><text:span text:style-name="T7">=&gt;</text:span><text:span text:style-name="T4"> (is</text:span><text:span text:style-name="T7">=&gt;</text:span><text:span text:style-name="T10">'rw'</text:span><text:span text:style-name="T4">);</text:span></text:p>
            <text:p text:style-name="P11"><text:span text:style-name="T4">has </text:span><text:span text:style-name="T13">index</text:span><text:span text:style-name="T4"> </text:span><text:span text:style-name="T7">=&gt;</text:span><text:span text:style-name="T4"> (is </text:span><text:span text:style-name="T7">=&gt;</text:span><text:span text:style-name="T4"> </text:span><text:span text:style-name="T10">'rw',</text:span><text:span text:style-name="T4"> </text:span></text:p>
            <text:p text:style-name="P11"><text:span text:style-name="T4"><text:tab/></text:span><text:span text:style-name="T4">default </text:span><text:span text:style-name="T7">=&gt;</text:span><text:span text:style-name="T4"> </text:span><text:span text:style-name="T7">0</text:span><text:span text:style-name="T4">);</text:span></text:p>
            <text:p text:style-name="P11"><text:span text:style-name="T5">sub </text:span><text:span text:style-name="T12">has_next</text:span><text:span text:style-name="T4"> {</text:span></text:p>
            <text:p text:style-name="P11"><text:span text:style-name="T4"><text:s text:c="4"/></text:span><text:span text:style-name="T5">my</text:span><text:span text:style-name="T4"> (</text:span><text:span text:style-name="T6">$self</text:span><text:span text:style-name="T4">) </text:span><text:span text:style-name="T7">=</text:span><text:span text:style-name="T4"> </text:span><text:span text:style-name="T6">@_</text:span><text:span text:style-name="T4">;</text:span></text:p>
            <text:p text:style-name="P11"><text:span text:style-name="T4"><text:s text:c="4"/></text:span><text:span text:style-name="T5">return</text:span><text:span text:style-name="T4"> </text:span><text:span text:style-name="T6">$self</text:span><text:span text:style-name="T7">-&gt;</text:span><text:span text:style-name="T13">index</text:span><text:span text:style-name="T4"> </text:span><text:span text:style-name="T7">&lt;</text:span><text:span text:style-name="T4"> </text:span><text:span text:style-name="T13">scalar</text:span><text:span text:style-name="T4">(</text:span><text:span text:style-name="T6">@</text:span><text:span text:style-name="T4">{</text:span><text:span text:style-name="T6">$self</text:span><text:span text:style-name="T7">-&gt;</text:span><text:span text:style-name="T4">seq});</text:span></text:p>
            <text:p text:style-name="P11"><text:span text:style-name="T4">}</text:span></text:p>
            <text:p text:style-name="P11"><text:span text:style-name="T5">sub </text:span><text:span text:style-name="T12">next</text:span><text:span text:style-name="T4"> {</text:span></text:p>
            <text:p text:style-name="P11"><text:span text:style-name="T4"><text:s text:c="4"/></text:span><text:span text:style-name="T5">my</text:span><text:span text:style-name="T4"> (</text:span><text:span text:style-name="T6">$self</text:span><text:span text:style-name="T4">) </text:span><text:span text:style-name="T7">=</text:span><text:span text:style-name="T4"> </text:span><text:span text:style-name="T6">@_</text:span><text:span text:style-name="T4">;</text:span></text:p>
            <text:p text:style-name="P11"><text:span text:style-name="T4"><text:s text:c="4"/></text:span><text:span text:style-name="T5">my</text:span><text:span text:style-name="T4"> </text:span><text:span text:style-name="T6">$v</text:span><text:span text:style-name="T4"> </text:span><text:span text:style-name="T7">=</text:span><text:span text:style-name="T4"> </text:span><text:span text:style-name="T6">$self</text:span><text:span text:style-name="T7">-&gt;</text:span><text:span text:style-name="T4">seq</text:span><text:span text:style-name="T7">-&gt;</text:span><text:span text:style-name="T4">[</text:span><text:span text:style-name="T6">$self</text:span><text:span text:style-name="T7">-&gt;</text:span><text:span text:style-name="T13">index</text:span><text:span text:style-name="T4">];</text:span></text:p>
            <text:p text:style-name="P11"><text:span text:style-name="T4"><text:s text:c="4"/></text:span><text:span text:style-name="T6">$self</text:span><text:span text:style-name="T7">-&gt;</text:span><text:span text:style-name="T13">index</text:span><text:span text:style-name="T4">(</text:span><text:span text:style-name="T6">$self</text:span><text:span text:style-name="T7">-&gt;</text:span><text:span text:style-name="T13">index</text:span><text:span text:style-name="T4"> </text:span><text:span text:style-name="T7">+</text:span><text:span text:style-name="T4"> </text:span><text:span text:style-name="T7">2</text:span><text:span text:style-name="T4">);</text:span></text:p>
            <text:p text:style-name="P11"><text:span text:style-name="T4"><text:s text:c="4"/></text:span><text:span text:style-name="T5">return</text:span><text:span text:style-name="T4"> </text:span><text:span text:style-name="T6">$v</text:span><text:span text:style-name="T4">;</text:span></text:p>
            <text:p text:style-name="P11"><text:span text:style-name="T4">}</text:span></text:p>
            <text:p text:style-name="P11"><text:span text:style-name="T7">1</text:span><text:span text:style-name="T4">;</text:span></text:p>
            <text:p text:style-name="P11"><text:span text:style-name="T4"/></text:p>
          </draw:text-box>
        </draw:frame>
        <draw:frame draw:style-name="gr3" draw:layer="layout" svg:width="11.017cm" svg:height="4.901cm" svg:x="16.8cm" svg:y="6cm">
          <draw:text-box>
            <text:p text:style-name="P12"><text:span text:style-name="T16"/></text:p>
            <text:p text:style-name="P12"><text:span text:style-name="T17">my</text:span><text:span text:style-name="T16"> </text:span><text:span text:style-name="T18">$iter</text:span><text:span text:style-name="T16"> </text:span><text:span text:style-name="T19">=</text:span><text:span text:style-name="T16"> OnlyEvens</text:span><text:span text:style-name="T19">-&gt;</text:span><text:span text:style-name="T17">new</text:span><text:span text:style-name="T16">( </text:span></text:p>
            <text:p text:style-name="P12"><text:span text:style-name="T16"><text:s text:c="7"/></text:span><text:span text:style-name="T16">seq </text:span><text:span text:style-name="T19">=&gt;</text:span><text:span text:style-name="T16"> [</text:span><text:span text:style-name="T19">1..10</text:span><text:span text:style-name="T16">] );</text:span></text:p>
            <text:p text:style-name="P12"><text:span text:style-name="T17">while</text:span><text:span text:style-name="T16"> (</text:span><text:span text:style-name="T18">$iter</text:span><text:span text:style-name="T19">-&gt;</text:span><text:span text:style-name="T16">has_next()) {</text:span></text:p>
            <text:p text:style-name="P12"><text:span text:style-name="T16"><text:s text:c="4"/></text:span><text:span text:style-name="T17">print</text:span><text:span text:style-name="T16"> </text:span><text:span text:style-name="T18">$iter</text:span><text:span text:style-name="T19">-&gt;</text:span><text:span text:style-name="T17">next</text:span><text:span text:style-name="T16">()</text:span><text:span text:style-name="T19">.</text:span><text:span text:style-name="T18">$/</text:span><text:span text:style-name="T16">;</text:span></text:p>
            <text:p text:style-name="P12"><text:span text:style-name="T16">}</text:span></text:p>
          </draw:text-box>
        </draw:frame>
        <draw:line draw:style-name="gr4" draw:text-style-name="P3" draw:layer="layout" svg:x1="16.8cm" svg:y1="12.6cm" svg:x2="16.8cm" svg:y2="7.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7" draw:layer="layout" svg:width="25.426cm" svg:height="13.426cm" svg:x="2.174cm" svg:y="5.374cm">
          <draw:text-box>
            <text:p text:style-name="P6"><text:span text:style-name="T4"># add 1 to a list</text:span></text:p>
            <text:p text:style-name="P7"><text:span text:style-name="T5">my</text:span><text:span text:style-name="T4"> </text:span><text:span text:style-name="T6">@v</text:span><text:span text:style-name="T4"> </text:span><text:span text:style-name="T7">=</text:span><text:span text:style-name="T4"> (</text:span><text:span text:style-name="T7">1..30</text:span><text:span text:style-name="T4">);</text:span></text:p>
            <text:p text:style-name="P7"><text:span text:style-name="T5">my</text:span><text:span text:style-name="T4"> </text:span><text:span text:style-name="T6">@u</text:span><text:span text:style-name="T4"> </text:span><text:span text:style-name="T7">=</text:span><text:span text:style-name="T4"> </text:span><text:span text:style-name="T13">map</text:span><text:span text:style-name="T4"> { </text:span><text:span text:style-name="T6">$_</text:span><text:span text:style-name="T4"> </text:span><text:span text:style-name="T7">+</text:span><text:span text:style-name="T4"> </text:span><text:span text:style-name="T7">1</text:span><text:span text:style-name="T4"> } <text:s/></text:span><text:span text:style-name="T6">@v</text:span><text:span text:style-name="T4">;</text:span></text:p>
            <text:p text:style-name="P6"><text:span text:style-name="T4"># u is now [2,3,4,..,31], v is still [1,2,3]</text:span></text:p>
            <text:p text:style-name="P7"><text:span text:style-name="T4"/></text:p>
            <text:p text:style-name="P7"><text:span text:style-name="T5">use</text:span><text:span text:style-name="T4"> </text:span><text:span text:style-name="T20">File::</text:span><text:span text:style-name="T4">Basename;</text:span></text:p>
            <text:p text:style-name="P7"><text:span text:style-name="T4"/></text:p>
            <text:p text:style-name="P7"><text:span text:style-name="T5">my</text:span><text:span text:style-name="T4"> </text:span><text:span text:style-name="T6">@v</text:span><text:span text:style-name="T4"> </text:span><text:span text:style-name="T7">=</text:span><text:span text:style-name="T4"> (</text:span><text:span text:style-name="T10">"/home"</text:span><text:span text:style-name="T4">,</text:span><text:span text:style-name="T10">"/file"</text:span><text:span text:style-name="T4">,</text:span><text:span text:style-name="T10">"/usr/local"</text:span><text:span text:style-name="T4">);</text:span></text:p>
            <text:p text:style-name="P7"><text:span text:style-name="T5">my</text:span><text:span text:style-name="T4"> </text:span><text:span text:style-name="T6">@u</text:span><text:span text:style-name="T4"> </text:span><text:span text:style-name="T7">=</text:span><text:span text:style-name="T4"> </text:span><text:span text:style-name="T13">map</text:span><text:span text:style-name="T4"> { basename </text:span><text:span text:style-name="T6">$_</text:span><text:span text:style-name="T4"> } </text:span><text:span text:style-name="T6">@v</text:span><text:span text:style-name="T4">;</text:span></text:p>
            <text:p text:style-name="P7"><text:span text:style-name="T5">my</text:span><text:span text:style-name="T4"> </text:span><text:span text:style-name="T6">@u</text:span><text:span text:style-name="T4"> </text:span><text:span text:style-name="T7">=</text:span><text:span text:style-name="T4"> </text:span><text:span text:style-name="T13">map</text:span><text:span text:style-name="T4">(</text:span><text:span text:style-name="T13">uc</text:span><text:span text:style-name="T4">,</text:span><text:span text:style-name="T6">@v</text:span><text:span text:style-name="T4">);</text:span></text:p>
            <text:p text:style-name="P6"><text:span text:style-name="T4">#['/HOME', '/FILE', '/USR/LOCAL']</text:span></text:p>
            <text:p text:style-name="P7"><text:span text:style-name="T4"/></text:p>
            <text:p text:style-name="P7"><text:span text:style-name="T5">use</text:span><text:span text:style-name="T4"> </text:span><text:span text:style-name="T20">LWP::</text:span><text:span text:style-name="T4">Simple;</text:span></text:p>
            <text:p text:style-name="P7"><text:span text:style-name="T4"/></text:p>
            <text:p text:style-name="P7"><text:span text:style-name="T5">my</text:span><text:span text:style-name="T4"> </text:span><text:span text:style-name="T6">@urls</text:span><text:span text:style-name="T4"> </text:span><text:span text:style-name="T7">=</text:span><text:span text:style-name="T4"> (</text:span><text:span text:style-name="T10">"http://cbc.ca"</text:span><text:span text:style-name="T4">,</text:span><text:span text:style-name="T10">"http://gc.ca"</text:span><text:span text:style-name="T4">,</text:span><text:span text:style-name="T10">"http://alberta.ca"</text:span><text:span text:style-name="T4">);</text:span></text:p>
            <text:p text:style-name="P7"><text:span text:style-name="T5">my</text:span><text:span text:style-name="T4"> </text:span><text:span text:style-name="T6">@pages</text:span><text:span text:style-name="T4"> </text:span><text:span text:style-name="T7">=</text:span><text:span text:style-name="T4"> </text:span><text:span text:style-name="T13">map</text:span><text:span text:style-name="T4"> { get </text:span><text:span text:style-name="T6">$_</text:span><text:span text:style-name="T4"> } </text:span><text:span text:style-name="T6">@urls</text:span><text:span text:style-name="T4">;</text:span></text:p>
            <text:p text:style-name="P7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you think in “map” then you can parallelize with map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3" draw:layer="layout" svg:width="18.416cm" svg:height="8.001cm" svg:x="5.2cm" svg:y="11cm">
          <draw:text-box>
            <text:p text:style-name="P13"># this is why you want blocks with</text:p>
            <text:p text:style-name="P13"># few dependencies!</text:p>
            <text:p text:style-name="P13"># slower</text:p>
            <text:p text:style-name="P14"><text:span text:style-name="T21">use</text:span> <text:span text:style-name="T22">Parallel::</text:span>parallel_map;</text:p>
            <text:p text:style-name="P14"><text:span text:style-name="T21">sub </text:span><text:span text:style-name="T23">square</text:span> { <text:span text:style-name="T24">$_</text:span>[<text:span text:style-name="T25">0</text:span>] <text:span text:style-name="T25">*</text:span> <text:span text:style-name="T24">$_</text:span>[<text:span text:style-name="T25">0</text:span>] }</text:p>
            <text:p text:style-name="P14"><text:span text:style-name="T21">my</text:span> <text:span text:style-name="T24">@u</text:span> <text:span text:style-name="T25">=</text:span> parallel_map {square(<text:span text:style-name="T24">$_</text:span>)} <text:s/><text:span text:style-name="T25">1..1000000</text:span>;</text:p>
            <text:p text:style-name="P14"><text:span text:style-name="T21">print</text:span> <text:span text:style-name="T26">scalar</text:span>(<text:span text:style-name="T24">@u</text:span>);</text:p>
            <text:p text:style-name="P13">#999999</text:p>
            <text:p text:style-name="P15">#IO is good candidate for parallelism</text:p>
            <text:p text:style-name="P14"><text:span text:style-name="T21">my</text:span> <text:span text:style-name="T24">@pages</text:span> <text:span text:style-name="T25">=</text:span> parallel_map { get <text:span text:style-name="T24">$_</text:span> } <text:span text:style-name="T24">@urls</text:span>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3" draw:layer="layout" svg:width="13.353cm" svg:height="4.126cm" svg:x="7.247cm" svg:y="14cm">
          <draw:text-box>
            <text:p text:style-name="P14"><text:span text:style-name="T21">use</text:span> <text:span text:style-name="T22">List::</text:span>Util <text:span text:style-name="T26">qw(reduce sum)</text:span>;</text:p>
            <text:p text:style-name="P13"># 1 + 2 + 3 + ... + 99 + 100 </text:p>
            <text:p text:style-name="P14"><text:span text:style-name="T21">print</text:span>(reduce { <text:span text:style-name="T24">$a</text:span> <text:span text:style-name="T25">+</text:span> <text:span text:style-name="T24">$b</text:span> } <text:span text:style-name="T25">1..100</text:span>);</text:p>
            <text:p text:style-name="P14"><text:span text:style-name="T21">print</text:span>(sum(<text:span text:style-name="T25">1..100</text:span>));</text:p>
            <text:p text:style-name="P13">#5050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layer="layout" svg:width="23.09cm" svg:height="13.426cm" svg:x="2.71cm" svg:y="5.374cm">
          <draw:text-box>
            <text:p text:style-name="P14"><text:span text:style-name="T21">use</text:span> <text:span text:style-name="T22">List::</text:span>Util <text:span text:style-name="T26">qw(reduce sum)</text:span>;</text:p>
            <text:p text:style-name="P14"><text:span text:style-name="T21">use</text:span> <text:span text:style-name="T22">List::</text:span>MoreUtils <text:span text:style-name="T26">qw(part)</text:span>;</text:p>
            <text:p text:style-name="P14"><text:span text:style-name="T21">use</text:span> POSIX;</text:p>
            <text:p text:style-name="P14"><text:span text:style-name="T21">sub </text:span><text:span text:style-name="T23">split_list</text:span> {</text:p>
            <text:p text:style-name="P14"><text:s text:c="4"/><text:span text:style-name="T21">my</text:span> (<text:span text:style-name="T24">$n</text:span>, <text:span text:style-name="T24">@args</text:span>) <text:span text:style-name="T25">=</text:span> <text:span text:style-name="T24">@_</text:span>;</text:p>
            <text:p text:style-name="P14"><text:s text:c="4"/><text:span text:style-name="T21">my</text:span> <text:span text:style-name="T24">$i</text:span> <text:span text:style-name="T25">=</text:span> <text:span text:style-name="T25">0</text:span>;</text:p>
            <text:p text:style-name="P14"><text:s text:c="4"/><text:span text:style-name="T21">my</text:span> <text:span text:style-name="T24">$total</text:span> <text:span text:style-name="T25">=</text:span> ceil(<text:span text:style-name="T24">@args</text:span> <text:span text:style-name="T25">/</text:span> <text:span text:style-name="T24">$n</text:span>);</text:p>
            <text:p text:style-name="P14"><text:s text:c="4"/><text:span text:style-name="T21">return</text:span> part { <text:span text:style-name="T26">int</text:span>( (<text:span text:style-name="T24">$i</text:span><text:span text:style-name="T25">++</text:span>) <text:span text:style-name="T25">/</text:span> <text:span text:style-name="T24">$total</text:span> ) } <text:span text:style-name="T24">@args</text:span>;</text:p>
            <text:p text:style-name="P14">}</text:p>
            <text:p text:style-name="P14"><text:span text:style-name="T21">sub </text:span><text:span text:style-name="T23">parallel_square</text:span> {</text:p>
            <text:p text:style-name="P14"><text:s text:c="4"/>parallel_map { <text:span text:style-name="T24">$_</text:span> <text:span text:style-name="T25">*</text:span> <text:span text:style-name="T24">$_</text:span> } <text:span text:style-name="T24">@_</text:span>;</text:p>
            <text:p text:style-name="P14">}</text:p>
            <text:p text:style-name="P14"><text:span text:style-name="T21">sub </text:span><text:span text:style-name="T23">parallel_sum</text:span> {</text:p>
            <text:p text:style-name="P14"><text:s text:c="4"/><text:span text:style-name="T21">my</text:span> <text:span text:style-name="T24">@args</text:span> <text:span text:style-name="T25">=</text:span> <text:span text:style-name="T24">@_</text:span>;</text:p>
            <text:p text:style-name="P14"><text:s text:c="4"/>sum( parallel_map { sum(<text:span text:style-name="T24">@$_</text:span>) } split_list(<text:span text:style-name="T25">4</text:span>, <text:span text:style-name="T24">@args</text:span>) );</text:p>
            <text:p text:style-name="P14">}</text:p>
            <text:p text:style-name="P14"><text:span text:style-name="T21">my</text:span> <text:span text:style-name="T24">$sum</text:span> <text:span text:style-name="T25">=</text:span> parallel_sum( parallel_square( <text:span text:style-name="T25">1</text:span> <text:span text:style-name="T25">..</text:span> <text:span text:style-name="T25">100</text:span> ) 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5" draw:text-style-name="P3" draw:layer="layout" svg:width="1.6cm" svg:height="1.494cm" svg:x="20.4cm" svg:y="15.4cm">
          <text:p text:style-name="P3">s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cm" svg:height="1.494cm" svg:x="18.4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cm" svg:height="1.494cm" svg:x="20.6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6cm" svg:height="1.494cm" svg:x="22.8cm" svg:y="17.906cm">
          <text:p text:style-name="P3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20.8cm" svg:y1="16.8cm" svg:x2="19.6cm" svg:y2="18.2cm">
          <text:p/>
        </draw:line>
        <draw:line draw:style-name="gr6" draw:text-style-name="P3" draw:layer="layout" svg:x1="21.2cm" svg:y1="16.894cm" svg:x2="21.4cm" svg:y2="18cm">
          <text:p/>
        </draw:line>
        <draw:line draw:style-name="gr6" draw:text-style-name="P3" draw:layer="layout" svg:x1="21.8cm" svg:y1="16.6cm" svg:x2="23.8cm" svg:y2="18cm">
          <text:p/>
        </draw:line>
        <draw:frame draw:style-name="gr3" draw:layer="layout" svg:width="1.035cm" svg:height="0.962cm" svg:x="18.8cm" svg:y="19.8cm">
          <draw:text-box>
            <text:p>...</text:p>
          </draw:text-box>
        </draw:frame>
        <draw:frame draw:style-name="gr3" draw:layer="layout" svg:width="1.035cm" svg:height="0.962cm" svg:x="20.965cm" svg:y="19.8cm">
          <draw:text-box>
            <text:p>...</text:p>
          </draw:text-box>
        </draw:frame>
        <draw:frame draw:style-name="gr3" draw:layer="layout" svg:width="1.035cm" svg:height="0.962cm" svg:x="23.165cm" svg:y="19.8cm">
          <draw:text-box>
            <text:p>...</text:p>
          </draw:text-box>
        </draw:frame>
        <draw:line draw:style-name="gr6" draw:text-style-name="P3" draw:layer="layout" svg:x1="18.8cm" svg:y1="19.2cm" svg:x2="18.4cm" svg:y2="20.4cm">
          <text:p/>
        </draw:line>
        <draw:line draw:style-name="gr6" draw:text-style-name="P3" draw:layer="layout" svg:x1="19.6cm" svg:y1="19.2cm" svg:x2="19.835cm" svg:y2="20.4cm">
          <text:p/>
        </draw:line>
        <draw:line draw:style-name="gr6" draw:text-style-name="P3" draw:layer="layout" svg:x1="21cm" svg:y1="19.2cm" svg:x2="20.8cm" svg:y2="20.4cm">
          <text:p/>
        </draw:line>
        <draw:line draw:style-name="gr6" draw:text-style-name="P3" draw:layer="layout" svg:x1="21.6cm" svg:y1="19.2cm" svg:x2="22.2cm" svg:y2="20.4cm">
          <text:p/>
        </draw:line>
        <draw:line draw:style-name="gr6" draw:text-style-name="P3" draw:layer="layout" svg:x1="23.4cm" svg:y1="19.2cm" svg:x2="22.8cm" svg:y2="20.4cm">
          <text:p/>
        </draw:line>
        <draw:line draw:style-name="gr6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python iteration:</text:p>
                <text:list>
                  <text:list-item>
                    <text:p>For / While / Iterators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25T22:27:58</dc:date>
    <dc:creator>Abram </dc:creator>
    <meta:editing-duration>P1DT1H34M34S</meta:editing-duration>
    <meta:editing-cycles>32</meta:editing-cycles>
    <meta:generator>LibreOffice/4.0.2.2$Linux_X86_64 LibreOffice_project/400m0$Build-2</meta:generator>
    <meta:document-statistic meta:object-count="127"/>
  </office:meta>
</office:document-meta>
</file>